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9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398cm"/>
    </style:style>
    <style:style style:name="pr5" style:family="presentation" style:parent-style-name="Default-subtitle">
      <style:graphic-properties draw:fill-color="#ffffff" fo:min-height="11.43cm"/>
    </style:style>
    <style:style style:name="pr6" style:family="presentation" style:parent-style-name="Default-subtitle">
      <style:graphic-properties draw:fill-color="#ffffff" fo:min-height="10.668cm"/>
    </style:style>
    <style:style style:name="pr7" style:family="presentation" style:parent-style-name="Default-subtitle">
      <style:graphic-properties draw:fill-color="#ffffff" fo:min-height="8.89cm"/>
    </style:style>
    <style:style style:name="pr8" style:family="presentation" style:parent-style-name="Default-subtitle">
      <style:graphic-properties draw:fill-color="#ffffff" fo:min-height="10.414cm"/>
    </style:style>
    <style:style style:name="pr9" style:family="presentation" style:parent-style-name="Default-subtitle">
      <style:graphic-properties draw:fill-color="#ffffff" fo:min-height="11.938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7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32pt"/>
    </style:style>
    <style:style style:name="T1" style:family="text">
      <style:text-properties style:font-name="Consolas" fo:font-size="28pt" style:font-size-asian="28pt" style:font-size-complex="28pt"/>
    </style:style>
    <style:style style:name="T2" style:family="text">
      <style:text-properties fo:color="#000000" style:text-outline="false" style:text-line-through-style="none" style:font-name="Consolas" fo:font-size="20pt" fo:font-style="normal" fo:text-shadow="none" style:text-underline-style="none" fo:font-weight="normal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nsolas" fo:font-size="28pt" fo:font-style="normal" fo:text-shadow="none" style:text-underline-style="none" fo:font-weight="normal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Consolas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Consolas" fo:font-size="20pt" fo:font-style="italic" fo:text-shadow="none" style:text-underline-style="none" fo:font-weight="normal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Consola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2" draw:text-style-name="P1" draw:layer="layout" svg:width="25.199cm" svg:height="12.92cm" svg:x="1.4cm" svg:y="5.588cm" presentation:class="subtitle" presentation:user-transformed="true">
          <draw:text-box>
            <text:p text:style-name="P1"><text:span text:style-name="T1">Join PURCHASE table with PRODUCT to get PRICE</text:span></text:p>
            <text:p text:style-name="P1"><text:span text:style-name="T1"/></text:p>
            <text:p text:style-name="P2"><text:span text:style-name="T2">SELECT PU.CUSTOMER_ID, PU.PRODUCT_ID, PU.QUANTITY, PR.PRICE, PU.CREATE_TIME FROM PURCHASES PU INNER JOIN PRODUCTS PR ON PU.PRODUCT_ID=PR.ID;</text:span></text:p>
            <text:p text:style-name="P2"><text:span text:style-name="T2"/></text:p>
            <text:p text:style-name="P2"><text:span text:style-name="T3">(PU.QUANTIT * <text:s/>PR.PRICE) to get cost of each purchase record</text:span></text:p>
            <text:p text:style-name="P2"><text:span text:style-name="T3"/></text:p>
            <text:p text:style-name="P1"><text:span text:style-name="T2">SELECT PU.CUSTOMER_ID,(PU.QUANTITY*PR.PRICE) COST,PU.CREATE_TIME FROM PURCHASES PU INNER JOIN PRODUCTS PR ON PU.PRODUCT_ID=PR.ID;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2" draw:text-style-name="P3" draw:layer="layout" svg:width="25.199cm" svg:height="12.92cm" svg:x="1.4cm" svg:y="5.588cm" presentation:class="subtitle" presentation:user-transformed="true">
          <draw:text-box>
            <text:p text:style-name="P1"><text:span text:style-name="T1">Extract Year and Month from query result</text:span></text:p>
            <text:p text:style-name="P1"><text:span text:style-name="T1"/></text:p>
            <text:p text:style-name="P2"><text:span text:style-name="T2">SELECT PU.CUSTOMER_ID, (PU.QUANTITY*PR.PRICE) COST, YEAR(PU.CREATE_TIME) YEAR, MONTH(PU.CREATE_TIME) MONTH FROM PURCHASES PU INNER JOIN PRODUCTS PR ON PU.PRODUCT_ID=PR.ID;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2" draw:text-style-name="P3" draw:layer="layout" svg:width="25.199cm" svg:height="12.92cm" svg:x="1.4cm" svg:y="5.588cm" presentation:class="subtitle" presentation:user-transformed="true">
          <draw:text-box>
            <text:p text:style-name="P1"><text:span text:style-name="T1">Create view</text:span></text:p>
            <text:p text:style-name="P1"><text:span text:style-name="T1"/></text:p>
            <text:p text:style-name="P2"><text:span text:style-name="T2">CREATE VIEW v_customer_cost(CUSTOMER_ID,COST,YEAR,MONTH)</text:span></text:p>
            <text:p text:style-name="P2"><text:span text:style-name="T2">AS </text:span></text:p>
            <text:p text:style-name="P2"><text:span text:style-name="T2"><text:tab/></text:span><text:span text:style-name="T2">SELECT </text:span></text:p>
            <text:p text:style-name="P2"><text:span text:style-name="T2"><text:tab/></text:span><text:span text:style-name="T2"><text:tab/></text:span><text:span text:style-name="T2">PU.CUSTOMER_ID,</text:span></text:p>
            <text:p text:style-name="P2"><text:span text:style-name="T2"><text:tab/></text:span><text:span text:style-name="T2"><text:tab/></text:span><text:span text:style-name="T2">SUM((PU.QUANTITY*PR.PRICE)) COST,</text:span></text:p>
            <text:p text:style-name="P2"><text:span text:style-name="T2"><text:tab/></text:span><text:span text:style-name="T2"><text:tab/></text:span><text:span text:style-name="T2">YEAR(PU.CREATE_TIME) YEAR,</text:span></text:p>
            <text:p text:style-name="P2"><text:span text:style-name="T2"><text:tab/></text:span><text:span text:style-name="T2"><text:tab/></text:span><text:span text:style-name="T2">MONTH(PU.CREATE_TIME) MONTH </text:span></text:p>
            <text:p text:style-name="P2"><text:span text:style-name="T2"><text:tab/></text:span><text:span text:style-name="T2">FROM PURCHASES PU </text:span></text:p>
            <text:p text:style-name="P2"><text:span text:style-name="T2"><text:tab/></text:span><text:span text:style-name="T2">INNER JOIN PRODUCTS PR </text:span></text:p>
            <text:p text:style-name="P2"><text:span text:style-name="T2"><text:tab/></text:span><text:span text:style-name="T2"><text:tab/></text:span><text:span text:style-name="T2">ON PU.PRODUCT_ID=PR.ID </text:span></text:p>
            <text:p text:style-name="P1"><text:span text:style-name="T2"><text:tab/></text:span><text:span text:style-name="T2">GROUP BY YEAR,MONTH,CUSTOMER_ID;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2" draw:text-style-name="P3" draw:layer="layout" svg:width="25.199cm" svg:height="12.92cm" svg:x="1.217cm" svg:y="5.622cm" presentation:class="subtitle" presentation:user-transformed="true">
          <draw:text-box>
            <text:p text:style-name="P1"><text:span text:style-name="T1">Get the max cost for each month</text:span></text:p>
            <text:p text:style-name="P1"><text:span text:style-name="T1"/></text:p>
            <text:p text:style-name="P2"><text:span text:style-name="T2">SELECT MAX(COST) MAX_COST,YEAR,MONTH FROM v_customer_cost GROUP BY YEAR, MONTH;</text:span></text:p>
            <text:p text:style-name="P2"><text:span text:style-name="T2"/></text:p>
            <text:p text:style-name="P2"><text:span text:style-name="T3">Final Result</text:span></text:p>
            <text:p text:style-name="P1"><text:span text:style-name="T2"/></text:p>
            <text:p text:style-name="P1"><text:span text:style-name="T4">SELECT V1.CUSTOMER_ID, C.NAME, V1.COST, V1.YEAR, V1.MONTH FROM v_customer_cost V1</text:span></text:p>
            <text:p text:style-name="P1"><text:span text:style-name="T4">INNER JOIN (SELECT MAX(COST) MAX_COST ,YEAR ,MONTH FROM v_customer_cost GROUP BY YEAR, MONTH) V2</text:span></text:p>
            <text:p text:style-name="P1"><text:span text:style-name="T4">ON V1.COST = V2.MAX_COST AND V1.YEAR = V2.YEAR AND V1.MONTH = V2.MONTH</text:span></text:p>
            <text:p text:style-name="P1"><text:span text:style-name="T4">INNER JOIN CUSTOMERS C </text:span></text:p>
            <text:p text:style-name="P1"><text:span text:style-name="T4">ON V1.CUSTOMER_ID = C.CUSTOMER_NO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LECT Statement</text:p>
          </draw:text-box>
        </draw:frame>
        <draw:frame presentation:style-name="pr4" draw:text-style-name="P3" draw:layer="layout" svg:width="25.199cm" svg:height="9.398cm" svg:x="1.4cm" svg:y="5.588cm" presentation:class="subtitle" presentation:user-transformed="true">
          <draw:text-box>
            <text:p text:style-name="P1"><text:span text:style-name="T1">Grammar</text:span></text:p>
            <text:p text:style-name="P1"><text:span text:style-name="T2"/></text:p>
            <text:p text:style-name="P2"><text:span text:style-name="T2">SELECT {*|column|expression}[, ...]</text:span></text:p>
            <text:p text:style-name="P2"><text:span text:style-name="T2">FROM table[, ...]</text:span></text:p>
            <text:p text:style-name="P2"><text:span text:style-name="T2">[WHERE condition]</text:span></text:p>
            <text:p text:style-name="P1"><text:span text:style-name="T2">[GROUP BY {column|expression}[ASC|DESC],...</text:span></text:p>
            <text:p text:style-name="P2"><text:span text:style-name="T2">[HAVING condition]</text:span></text:p>
            <text:p text:style-name="P1"><text:span text:style-name="T2">[ORDER BY {column|expression}[ASC|DESC] , ...] [LIMIT {[offset,] count|count OFFSET offset}];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LECT Clause</text:p>
          </draw:text-box>
        </draw:frame>
        <draw:frame presentation:style-name="pr5" draw:text-style-name="P3" draw:layer="layout" svg:width="21.082cm" svg:height="11.43cm" svg:x="3.81cm" svg:y="5.588cm" presentation:class="subtitle" presentation:user-transformed="true">
          <draw:text-box>
            <text:p text:style-name="P1"><text:span text:style-name="T1">Query customers from CUSTOMERS</text:span></text:p>
            <text:p text:style-name="P1"><text:span text:style-name="T2"/></text:p>
            <text:p text:style-name="P2"><text:span text:style-name="T2">+-------------+-------+---------------+</text:span></text:p>
            <text:p text:style-name="P2"><text:span text:style-name="T2">| CUSTOMER_ID | TITLE | NAME <text:s text:c="9"/>|</text:span></text:p>
            <text:p text:style-name="P2"><text:span text:style-name="T2">+-------------+-------+---------------+</text:span></text:p>
            <text:p text:style-name="P2"><text:span text:style-name="T2">| <text:s text:c="10"/>1 | Mrs <text:s text:c="2"/>| Mary Smith <text:s text:c="3"/>|</text:span></text:p>
            <text:p text:style-name="P2"><text:span text:style-name="T2">| <text:s text:c="10"/>2 | Mr <text:s text:c="3"/>| John Smith <text:s text:c="3"/>|</text:span></text:p>
            <text:p text:style-name="P2"><text:span text:style-name="T2">| <text:s text:c="10"/>3 | Mr <text:s text:c="3"/>| Tom Smith <text:s text:c="4"/>|</text:span></text:p>
            <text:p text:style-name="P2"><text:span text:style-name="T2">| <text:s text:c="10"/>4 | Mr <text:s text:c="3"/>| Tony Bush <text:s text:c="4"/>|</text:span></text:p>
            <text:p text:style-name="P2"><text:span text:style-name="T2">| <text:s text:c="10"/>5 | Mrs <text:s text:c="2"/>| Angelina Bush |</text:span></text:p>
            <text:p text:style-name="P2"><text:span text:style-name="T2">| <text:s text:c="10"/>6 | NULL <text:s/>| John Brown <text:s text:c="3"/>|</text:span></text:p>
            <text:p text:style-name="P1"><text:span text:style-name="T2">+-------------+-------+---------------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LECT Clause</text:p>
          </draw:text-box>
        </draw:frame>
        <draw:frame presentation:style-name="pr6" draw:text-style-name="P3" draw:layer="layout" svg:width="21.844cm" svg:height="10.668cm" svg:x="3.81cm" svg:y="5.588cm" presentation:class="subtitle" presentation:user-transformed="true">
          <draw:text-box>
            <text:p text:style-name="P1"><text:span text:style-name="T1">Query customer names from CUSTOMERS</text:span></text:p>
            <text:p text:style-name="P1"><text:span text:style-name="T2"/></text:p>
            <text:p text:style-name="P2"><text:span text:style-name="T2">SELECT </text:span></text:p>
            <text:p text:style-name="P2"><text:span text:style-name="T2"><text:tab/></text:span><text:span text:style-name="T2">CUSTOMER_NO AS CUSTOMER_ID,</text:span></text:p>
            <text:p text:style-name="P2"><text:span text:style-name="T2"><text:tab/></text:span><text:span text:style-name="T2">(CASE GENDER</text:span></text:p>
            <text:p text:style-name="P2"><text:span text:style-name="T2"><text:tab/></text:span><text:span text:style-name="T2"><text:tab/></text:span><text:span text:style-name="T2">WHEN '</text:span><text:span text:style-name="T5">MALE</text:span><text:span text:style-name="T2">' THEN '</text:span><text:span text:style-name="T5">Mr</text:span><text:span text:style-name="T2">' </text:span></text:p>
            <text:p text:style-name="P2"><text:span text:style-name="T2"><text:tab/></text:span><text:span text:style-name="T2"><text:tab/></text:span><text:span text:style-name="T2">WHEN '</text:span><text:span text:style-name="T5">FEMALE</text:span><text:span text:style-name="T2">' THEN '</text:span><text:span text:style-name="T5">Mrs</text:span><text:span text:style-name="T2">' </text:span></text:p>
            <text:p text:style-name="P2"><text:span text:style-name="T2"><text:tab/></text:span><text:span text:style-name="T2"><text:tab/></text:span><text:span text:style-name="T2">ELSE NULL </text:span></text:p>
            <text:p text:style-name="P2"><text:span text:style-name="T2"><text:tab/></text:span><text:span text:style-name="T2">END) AS TITLE,</text:span></text:p>
            <text:p text:style-name="P2"><text:span text:style-name="T2"><text:tab/></text:span><text:span text:style-name="T2">NAME</text:span></text:p>
            <text:p text:style-name="P1"><text:span text:style-name="T2">FROM CUSTOMER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ERE Clause</text:p>
          </draw:text-box>
        </draw:frame>
        <draw:frame presentation:style-name="pr7" draw:text-style-name="P3" draw:layer="layout" svg:width="24.13cm" svg:height="8.89cm" svg:x="2.032cm" svg:y="5.588cm" presentation:class="subtitle" presentation:user-transformed="true">
          <draw:text-box>
            <text:p text:style-name="P1"><text:span text:style-name="T1">Query all customers whose last name is Smith</text:span></text:p>
            <text:p text:style-name="P1"><text:span text:style-name="T2"/></text:p>
            <text:p text:style-name="P2"><text:span text:style-name="T2">+-------------+------------+--------+</text:span></text:p>
            <text:p text:style-name="P2"><text:span text:style-name="T2">| CUSTOMER_NO | NAME <text:s text:c="6"/>| GENDER |</text:span></text:p>
            <text:p text:style-name="P2"><text:span text:style-name="T2">+-------------+------------+--------+</text:span></text:p>
            <text:p text:style-name="P2"><text:span text:style-name="T2">| <text:s text:c="10"/>1 | Mary Smith | FEMALE |</text:span></text:p>
            <text:p text:style-name="P2"><text:span text:style-name="T2">| <text:s text:c="10"/>2 | John Smith | MALE <text:s text:c="2"/>|</text:span></text:p>
            <text:p text:style-name="P2"><text:span text:style-name="T2">| <text:s text:c="10"/>3 | Tom Smith <text:s/>| MALE <text:s text:c="2"/>|</text:span></text:p>
            <text:p text:style-name="P5"><text:span text:style-name="T2">+-------------+------------+--------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ERE Clause</text:p>
          </draw:text-box>
        </draw:frame>
        <draw:frame presentation:style-name="pr7" draw:text-style-name="P3" draw:layer="layout" svg:width="24.13cm" svg:height="8.89cm" svg:x="2.032cm" svg:y="5.588cm" presentation:class="subtitle" presentation:user-transformed="true">
          <draw:text-box>
            <text:p text:style-name="P1"><text:span text:style-name="T1">Query all customers whose last name is Smith</text:span></text:p>
            <text:p text:style-name="P1"><text:span text:style-name="T2"/></text:p>
            <text:p text:style-name="P2"><text:span text:style-name="T2">SELECT </text:span></text:p>
            <text:p text:style-name="P2"><text:span text:style-name="T2"><text:tab/></text:span><text:span text:style-name="T2">CUSTOMER_NO,</text:span></text:p>
            <text:p text:style-name="P2"><text:span text:style-name="T2"><text:tab/></text:span><text:span text:style-name="T2">NAME,</text:span></text:p>
            <text:p text:style-name="P2"><text:span text:style-name="T2"><text:tab/></text:span><text:span text:style-name="T2">GENDER</text:span></text:p>
            <text:p text:style-name="P2"><text:span text:style-name="T2">FROM CUSTOMERS </text:span></text:p>
            <text:p text:style-name="P2"><text:span text:style-name="T2">WHERE NAME LIKE '</text:span><text:span text:style-name="T5">%Smith</text:span><text:span text:style-name="T2">'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ERE Clause - Subquery</text:p>
          </draw:text-box>
        </draw:frame>
        <draw:frame presentation:style-name="pr8" draw:text-style-name="P3" draw:layer="layout" svg:width="24.13cm" svg:height="10.581cm" svg:x="2.032cm" svg:y="5.505cm" presentation:class="subtitle" presentation:user-transformed="true">
          <draw:text-box>
            <text:p text:style-name="P1"><text:span text:style-name="T1">Query all customers who have ever bought products on monday</text:span></text:p>
            <text:p text:style-name="P1"><text:span text:style-name="T2"/></text:p>
            <text:p text:style-name="P2"><text:span text:style-name="T2">+-------------+---------------+--------+</text:span></text:p>
            <text:p text:style-name="P2"><text:span text:style-name="T2">| CUSTOMER_NO | NAME <text:s text:c="9"/>| GENDER |</text:span></text:p>
            <text:p text:style-name="P2"><text:span text:style-name="T2">+-------------+---------------+--------+</text:span></text:p>
            <text:p text:style-name="P2"><text:span text:style-name="T2">| <text:s text:c="10"/>1 | Mary Smith <text:s text:c="3"/>| FEMALE |</text:span></text:p>
            <text:p text:style-name="P2"><text:span text:style-name="T2">| <text:s text:c="10"/>2 | John Smith <text:s text:c="3"/>| MALE <text:s text:c="2"/>|</text:span></text:p>
            <text:p text:style-name="P2"><text:span text:style-name="T2">| <text:s text:c="10"/>3 | Tom Smith <text:s text:c="4"/>| MALE <text:s text:c="2"/>|</text:span></text:p>
            <text:p text:style-name="P2"><text:span text:style-name="T2">| <text:s text:c="10"/>4 | Tony Bush <text:s text:c="4"/>| MALE <text:s text:c="2"/>|</text:span></text:p>
            <text:p text:style-name="P2"><text:span text:style-name="T2">| <text:s text:c="10"/>5 | Angelina Bush | FEMALE |</text:span></text:p>
            <text:p text:style-name="P5"><text:span text:style-name="T2">+-------------+---------------+--------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ERE Clause - Subquery</text:p>
          </draw:text-box>
        </draw:frame>
        <draw:frame presentation:style-name="pr9" draw:text-style-name="P3" draw:layer="layout" svg:width="24.13cm" svg:height="11.938cm" svg:x="2.032cm" svg:y="5.588cm" presentation:class="subtitle" presentation:user-transformed="true">
          <draw:text-box>
            <text:p text:style-name="P1"><text:span text:style-name="T1">Query all customers who have ever bought products on monday</text:span></text:p>
            <text:p text:style-name="P1"><text:span text:style-name="T2"/></text:p>
            <text:p text:style-name="P2"><text:span text:style-name="T2">SELECT CUSTOMER_NO,NAME,GENDER</text:span></text:p>
            <text:p text:style-name="P2"><text:span text:style-name="T2">FROM CUSTOMERS</text:span></text:p>
            <text:p text:style-name="P2"><text:span text:style-name="T2">WHERE CUSTOMER_NO IN (</text:span></text:p>
            <text:p text:style-name="P2"><text:span text:style-name="T2"><text:tab/></text:span><text:span text:style-name="T2">SELECT CUSTOMER_ID </text:span></text:p>
            <text:p text:style-name="P2"><text:span text:style-name="T2"><text:tab/></text:span><text:span text:style-name="T2">FROM PURCHASES </text:span></text:p>
            <text:p text:style-name="P2"><text:span text:style-name="T2"><text:tab/></text:span><text:span text:style-name="T2">WHERE DAYNAME(CREATE_TIME)='Monday'</text:span></text:p>
            <text:p text:style-name="P2"><text:span text:style-name="T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BY Clause</text:p>
          </draw:text-box>
        </draw:frame>
        <draw:frame presentation:style-name="pr8" draw:text-style-name="P3" draw:layer="layout" svg:width="24.13cm" svg:height="10.414cm" svg:x="2.032cm" svg:y="5.587cm" presentation:class="subtitle" presentation:user-transformed="true">
          <draw:text-box>
            <text:p text:style-name="P6"><text:span text:style-name="T6">从</text:span><text:span text:style-name="T6">PURCHASES</text:span><text:span text:style-name="T6">表中查出每个月最早的那笔交易记录</text:span></text:p>
            <text:p text:style-name="P1"><text:span text:style-name="T2"/></text:p>
            <text:p text:style-name="P2"><text:span text:style-name="T2">+----+-------------+------------+----------+--------+</text:span></text:p>
            <text:p text:style-name="P2"><text:span text:style-name="T2">| ID | CUSTOMER_ID | PRODUCT_ID | QUANTITY | MONTH <text:s/>|</text:span></text:p>
            <text:p text:style-name="P2"><text:span text:style-name="T2">+----+-------------+------------+----------+--------+</text:span></text:p>
            <text:p text:style-name="P2"><text:span text:style-name="T2">| <text:s/>1 | <text:s text:c="10"/>3 | <text:s text:c="9"/>3 | <text:s text:c="7"/>1 | 2014-6 |</text:span></text:p>
            <text:p text:style-name="P2"><text:span text:style-name="T2">| <text:s/>4 | <text:s text:c="10"/>3 | <text:s text:c="9"/>9 | <text:s text:c="7"/>1 | 2014-7 |</text:span></text:p>
            <text:p text:style-name="P2"><text:span text:style-name="T2">| <text:s/>8 | <text:s text:c="10"/>5 | <text:s text:c="9"/>7 | <text:s text:c="7"/>1 | 2014-8 |</text:span></text:p>
            <text:p text:style-name="P2"><text:span text:style-name="T2">| 12 | <text:s text:c="10"/>2 | <text:s text:c="9"/>4 | <text:s text:c="7"/>1 | 2014-9 |</text:span></text:p>
            <text:p text:style-name="P5"><text:span text:style-name="T2">+----+-------------+------------+----------+--------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BY Clause</text:p>
          </draw:text-box>
        </draw:frame>
        <draw:frame presentation:style-name="pr8" draw:text-style-name="P7" draw:layer="layout" svg:width="24.13cm" svg:height="10.414cm" svg:x="2.032cm" svg:y="5.587cm" presentation:class="subtitle" presentation:user-transformed="true">
          <draw:text-box>
            <text:p text:style-name="P6"><text:span text:style-name="T6">从</text:span><text:span text:style-name="T6">PURCHASES</text:span><text:span text:style-name="T6">表中查出每个月最早的那笔交易记录</text:span></text:p>
            <text:p text:style-name="P1"><text:span text:style-name="T2"/></text:p>
            <text:p text:style-name="P2"><text:span text:style-name="T2">SELECT ID,CUSTOMER_ID,PRODUCT_ID,QUANTITY,CONCAT(YEAR(CREATE_TIME),'-',MONTH(CREATE_TIME)) AS MONTH</text:span></text:p>
            <text:p text:style-name="P2"><text:span text:style-name="T2">FROM PURCHASES </text:span></text:p>
            <text:p text:style-name="P2"><text:span text:style-name="T2">GROUP BY YEAR(CREATE_TIME),MONTH(CREATE_TIME) </text:span></text:p>
            <text:p text:style-name="P2"><text:span text:style-name="T2">ORDER BY CREATE_TIM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2T22:14:14.920753000</meta:creation-date>
    <dc:date>2014-11-26T13:27:44.635441000</dc:date>
    <meta:editing-duration>PT10H15M26S</meta:editing-duration>
    <meta:editing-cycles>7</meta:editing-cycles>
    <meta:generator>LibreOffice/4.1.4.2$MacOSX_x86 LibreOffice_project/0a0440ccc0227ad9829de5f46be37cfb6edcf72</meta:generator>
    <meta:document-statistic meta:object-count="73"/>
  </office:meta>
</office:document-meta>
</file>